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map style:condition="cell-content()&gt;=6" style:apply-style-name="Text" style:base-cell-address="Notas.I2"/>
    </style:style>
    <style:style style:name="ce3" style:family="table-cell" style:parent-style-name="Default" style:data-style-name="N0"/>
  </office:automatic-styles>
  <office:body>
    <office:spreadsheet>
      <table:table table:name="Notas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Matrícula</text:p>
          </table:table-cell>
          <table:table-cell table:style-name="Default" office:value-type="string" calcext:value-type="string">
            <text:p>AP1</text:p>
          </table:table-cell>
          <table:table-cell table:style-name="Default" office:value-type="string" calcext:value-type="string">
            <text:p>Lab1</text:p>
          </table:table-cell>
          <table:table-cell table:style-name="Default" office:value-type="string" calcext:value-type="string">
            <text:p>Lab2 </text:p>
          </table:table-cell>
          <table:table-cell table:style-name="Default" office:value-type="string" calcext:value-type="string">
            <text:p>AP2 </text:p>
          </table:table-cell>
          <table:table-cell table:style-name="Default" office:value-type="string" calcext:value-type="string">
            <text:p>AP3 </text:p>
          </table:table-cell>
          <table:table-cell table:style-name="Default" office:value-type="string" calcext:value-type="string">
            <text:p>Prova 1 </text:p>
          </table:table-cell>
          <table:table-cell table:style-name="Default" office:value-type="string" calcext:value-type="string">
            <text:p>Prova 2 </text:p>
          </table:table-cell>
          <table:table-cell office:value-type="string" calcext:value-type="string">
            <text:p>Médi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3202351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4.5" calcext:value-type="float">
            <text:p>4,50</text:p>
          </table:table-cell>
          <table:table-cell/>
          <table:table-cell table:formula="of:=COM.MICROSOFT.IFS([.I2]&gt;=8;5;AND([.I2]&gt;=6;[.I2]&lt;8);4;AND([.I2]&lt;6;[.I2]&gt;=4);3;AND([.I2]&gt;=2/[.I2]&lt;4);2;AND([.I2]&gt;=0;[.I2]&lt;2);1)" office:value-type="float" office:value="3" calcext:value-type="float">
            <text:p>3</text:p>
          </table:table-cell>
          <table:table-cell table:style-name="ce3" table:formula="of:=COM.MICROSOFT.IFS([.I2]&gt;=6;a;AND([.I2]&gt;=3;[.I2]&lt;6);recuperação;[.I2]&lt;3;reprovado)" office:value-type="string" office:string-value="" calcext:value-type="error">
            <text:p>#NOME?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3202358</text:p>
          </table:table-cell>
          <table:table-cell table:number-columns-repeated="3"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2.5" calcext:value-type="float">
            <text:p>2,50</text:p>
          </table:table-cell>
          <table:table-cell/>
          <table:table-cell table:formula="of:=COM.MICROSOFT.IFS([.I3]&gt;=8;5;AND([.I3]&gt;=6;[.I3]&lt;8);4;AND([.I3]&lt;6;[.I3]&gt;=4);3;AND([.I3]&gt;=2/[.I3]&lt;4);2;AND([.I3]&gt;=0;[.I3]&lt;2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3202362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</text:p>
          </table:table-cell>
          <table:table-cell/>
          <table:table-cell table:formula="of:=COM.MICROSOFT.IFS([.I4]&gt;=8;5;AND([.I4]&gt;=6;[.I4]&lt;8);4;AND([.I4]&lt;6;[.I4]&gt;=4);3;AND([.I4]&gt;=2/[.I4]&lt;4);2;AND([.I4]&gt;-1;[.I4]&lt;2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4103235</text:p>
          </table:table-cell>
          <table:table-cell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8.5" calcext:value-type="float">
            <text:p>8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COM.MICROSOFT.IFS([.I5]&gt;=8;5;AND([.I5]&gt;=6;[.I5]&lt;8);4;AND([.I5]&lt;6;[.I5]&gt;=4);3;AND([.I5]&gt;=2/[.I5]&lt;4);2;AND([.I5]&gt;-1;[.I5]&lt;2);1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4104064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office:value-type="float" office:value="9.5" calcext:value-type="float">
            <text:p>9,50</text:p>
          </table:table-cell>
          <table:table-cell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/>
          <table:table-cell table:formula="of:=COM.MICROSOFT.IFS([.I6]&gt;=8;5;AND([.I6]&gt;=6;[.I6]&lt;8);4;AND([.I6]&lt;6;[.I6]&gt;=4);3;AND([.I6]&gt;=2/[.I6]&lt;4);2;AND([.I6]&gt;0;[.I6]&lt;2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4104714</text:p>
          </table:table-cell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/>
          <table:table-cell table:formula="of:=COM.MICROSOFT.IFS([.I7]&gt;=8;5;AND([.I7]&gt;=6;[.I7]&lt;8);4;AND([.I7]&lt;6;[.I7]&gt;=4);3;AND([.I7]&gt;=2/[.I7]&lt;4);2;AND([.I7]&gt;=0;[.I7]&lt;2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4104720</text:p>
          </table:table-cell>
          <table:table-cell office:value-type="float" office:value="9.5" calcext:value-type="float">
            <text:p>9,50</text:p>
          </table:table-cell>
          <table:table-cell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5" calcext:value-type="float">
            <text:p>5,00</text:p>
          </table:table-cell>
          <table:table-cell/>
          <table:table-cell table:formula="of:=COM.MICROSOFT.IFS([.I8]&gt;=8;5;AND([.I8]&gt;=6;[.I8]&lt;8);4;AND([.I8]&lt;6;[.I8]&gt;=4);3;AND([.I8]&gt;=2/[.I8]&lt;4);2;AND([.I8]&gt;=0;[.I8]&lt;2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5102749</text:p>
          </table:table-cell>
          <table:table-cell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6.5" calcext:value-type="float">
            <text:p>6,50</text:p>
          </table:table-cell>
          <table:table-cell office:value-type="float" office:value="6" calcext:value-type="float">
            <text:p>6,00</text:p>
          </table:table-cell>
          <table:table-cell/>
          <table:table-cell table:formula="of:=COM.MICROSOFT.IFS([.I9]&gt;=8;5;AND([.I9]&gt;=6;[.I9]&lt;8);4;AND([.I9]&lt;6;[.I9]&gt;=4);3;AND([.I9]&gt;=2/[.I9]&lt;4);2;AND([.I9]&gt;=0;[.I9]&lt;2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5201990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6.5" calcext:value-type="float">
            <text:p>6,5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5.5" calcext:value-type="float">
            <text:p>5,50</text:p>
          </table:table-cell>
          <table:table-cell/>
          <table:table-cell table:formula="of:=COM.MICROSOFT.IFS([.I10]&gt;=8;5;AND([.I10]&gt;=6;[.I10]&lt;8);4;AND([.I10]&lt;6;[.I10]&gt;=4);3;AND([.I10]&gt;=2/[.I10]&lt;4);2;AND([.I10]&gt;=0;[.I10]&lt;2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6102527</text:p>
          </table:table-cell>
          <table:table-cell table:number-columns-repeated="7" office:value-type="string" calcext:value-type="string">
            <text:p>-</text:p>
          </table:table-cell>
          <table:table-cell/>
          <table:table-cell table:formula="of:=COM.MICROSOFT.IFS([.I11]&gt;=8;5;AND([.I11]&gt;=6;[.I11]&lt;8);4;AND([.I11]&lt;6;[.I11]&gt;=4);3;AND([.I11]&gt;=2/[.I11]&lt;4);2;AND([.I11]&gt;=0;[.I11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6103428</text:p>
          </table:table-cell>
          <table:table-cell office:value-type="float" office:value="0" calcext:value-type="float">
            <text:p>0,00</text:p>
          </table:table-cell>
          <table:table-cell office:value-type="float" office:value="7.5" calcext:value-type="float">
            <text:p>7,50</text:p>
          </table:table-cell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4.5" calcext:value-type="float">
            <text:p>4,50</text:p>
          </table:table-cell>
          <table:table-cell/>
          <table:table-cell table:formula="of:=COM.MICROSOFT.IFS([.I12]&gt;=8;5;AND([.I12]&gt;=6;[.I12]&lt;8);4;AND([.I12]&lt;6;[.I12]&gt;=4);3;AND([.I12]&gt;=2/[.I12]&lt;4);2;AND([.I12]&gt;=0;[.I12]&lt;2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6104700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6.5" calcext:value-type="float">
            <text:p>6,50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  <table:table-cell/>
          <table:table-cell table:formula="of:=COM.MICROSOFT.IFS([.I13]&gt;=8;5;AND([.I13]&gt;=6;[.I13]&lt;8);4;AND([.I13]&lt;6;[.I13]&gt;=4);3;AND([.I13]&gt;=2/[.I13]&lt;4);2;AND([.I13]&gt;=0;[.I13]&lt;2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6203186</text:p>
          </table:table-cell>
          <table:table-cell table:number-columns-repeated="3" office:value-type="float" office:value="10" calcext:value-type="float">
            <text:p>10,00</text:p>
          </table:table-cell>
          <table:table-cell office:value-type="float" office:value="9.5" calcext:value-type="float">
            <text:p>9,5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7" calcext:value-type="float">
            <text:p>7,00</text:p>
          </table:table-cell>
          <table:table-cell/>
          <table:table-cell table:formula="of:=COM.MICROSOFT.IFS([.I14]&gt;=8;5;AND([.I14]&gt;=6;[.I14]&lt;8);4;AND([.I14]&lt;6;[.I14]&gt;=4);3;AND([.I14]&gt;=2/[.I14]&lt;4);2;AND([.I14]&gt;=0;[.I14]&lt;2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6203591</text:p>
          </table:table-cell>
          <table:table-cell table:number-columns-repeated="7" office:value-type="float" office:value="10" calcext:value-type="float">
            <text:p>10,00</text:p>
          </table:table-cell>
          <table:table-cell/>
          <table:table-cell table:formula="of:=COM.MICROSOFT.IFS([.I15]&gt;=8;5;AND([.I15]&gt;=6;[.I15]&lt;8);4;AND([.I15]&lt;6;[.I15]&gt;=4);3;AND([.I15]&gt;=2/[.I15]&lt;4);2;AND([.I15]&gt;=0;[.I15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6205218</text:p>
          </table:table-cell>
          <table:table-cell table:number-columns-repeated="5" office:value-type="float" office:value="10" calcext:value-type="float">
            <text:p>10,00</text:p>
          </table:table-cell>
          <table:table-cell table:number-columns-repeated="2" office:value-type="float" office:value="9.5" calcext:value-type="float">
            <text:p>9,50</text:p>
          </table:table-cell>
          <table:table-cell/>
          <table:table-cell table:formula="of:=COM.MICROSOFT.IFS([.I16]&gt;=8;5;AND([.I16]&gt;=6;[.I16]&lt;8);4;AND([.I16]&lt;6;[.I16]&gt;=4);3;AND([.I16]&gt;=2/[.I16]&lt;4);2;AND([.I16]&gt;=0;[.I16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6206044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6.5" calcext:value-type="float">
            <text:p>6,5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6.5" calcext:value-type="float">
            <text:p>6,50</text:p>
          </table:table-cell>
          <table:table-cell office:value-type="float" office:value="9" calcext:value-type="float">
            <text:p>9,00</text:p>
          </table:table-cell>
          <table:table-cell/>
          <table:table-cell table:formula="of:=COM.MICROSOFT.IFS([.I17]&gt;=8;5;AND([.I17]&gt;=6;[.I17]&lt;8);4;AND([.I17]&lt;6;[.I17]&gt;=4);3;AND([.I17]&gt;=2/[.I17]&lt;4);2;AND([.I17]&gt;=0;[.I17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6207663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6.5" calcext:value-type="float">
            <text:p>6,5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table:formula="of:=COM.MICROSOFT.IFS([.I18]&gt;=8;5;AND([.I18]&gt;=6;[.I18]&lt;8);4;AND([.I18]&lt;6;[.I18]&gt;=4);3;AND([.I18]&gt;=2/[.I18]&lt;4);2;AND([.I18]&gt;=0;[.I18]&lt;2);1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6250618</text:p>
          </table:table-cell>
          <table:table-cell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9" calcext:value-type="float">
            <text:p>9,00</text:p>
          </table:table-cell>
          <table:table-cell/>
          <table:table-cell table:formula="of:=COM.MICROSOFT.IFS([.I19]&gt;=8;5;AND([.I19]&gt;=6;[.I19]&lt;8);4;AND([.I19]&lt;6;[.I19]&gt;=4);3;AND([.I19]&gt;=2/[.I19]&lt;4);2;AND([.I19]&gt;=0;[.I19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7102328</text:p>
          </table:table-cell>
          <table:table-cell table:number-columns-repeated="4" office:value-type="float" office:value="10" calcext:value-type="float">
            <text:p>10,00</text:p>
          </table:table-cell>
          <table:table-cell office:value-type="float" office:value="9.5" calcext:value-type="float">
            <text:p>9,50</text:p>
          </table:table-cell>
          <table:table-cell office:value-type="float" office:value="10" calcext:value-type="float">
            <text:p>10,00</text:p>
          </table:table-cell>
          <table:table-cell office:value-type="float" office:value="9.5" calcext:value-type="float">
            <text:p>9,50</text:p>
          </table:table-cell>
          <table:table-cell/>
          <table:table-cell table:formula="of:=COM.MICROSOFT.IFS([.I20]&gt;=8;5;AND([.I20]&gt;=6;[.I20]&lt;8);4;AND([.I20]&lt;6;[.I20]&gt;=4);3;AND([.I20]&gt;=2/[.I20]&lt;4);2;AND([.I20]&gt;=0;[.I20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7102329</text:p>
          </table:table-cell>
          <table:table-cell table:number-columns-repeated="5" office:value-type="float" office:value="10" calcext:value-type="float">
            <text:p>10,00</text:p>
          </table:table-cell>
          <table:table-cell table:number-columns-repeated="2" office:value-type="float" office:value="7.5" calcext:value-type="float">
            <text:p>7,50</text:p>
          </table:table-cell>
          <table:table-cell/>
          <table:table-cell table:formula="of:=COM.MICROSOFT.IFS([.I21]&gt;=8;5;AND([.I21]&gt;=6;[.I21]&lt;8);4;AND([.I21]&lt;6;[.I21]&gt;=4);3;AND([.I21]&gt;=2/[.I21]&lt;4);2;AND([.I21]&gt;=0;[.I21]&lt;2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7102334</text:p>
          </table:table-cell>
          <table:table-cell table:number-columns-repeated="4" office:value-type="float" office:value="10" calcext:value-type="float">
            <text:p>10,00</text:p>
          </table:table-cell>
          <table:table-cell office:value-type="float" office:value="9.5" calcext:value-type="float">
            <text:p>9,50</text:p>
          </table:table-cell>
          <table:table-cell table:number-columns-repeated="2" office:value-type="float" office:value="7.5" calcext:value-type="float">
            <text:p>7,50</text:p>
          </table:table-cell>
          <table:table-cell/>
          <table:table-cell table:formula="of:=COM.MICROSOFT.IFS([.I22]&gt;=8;5;AND([.I22]&gt;=6;[.I22]&lt;8);4;AND([.I22]&lt;6;[.I22]&gt;=4);3;AND([.I22]&gt;=2/[.I22]&lt;4);2;AND([.I22]&gt;=0;[.I22]&lt;2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7102337</text:p>
          </table:table-cell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8.5" calcext:value-type="float">
            <text:p>8,50</text:p>
          </table:table-cell>
          <table:table-cell table:number-columns-repeated="2" office:value-type="float" office:value="9.5" calcext:value-type="float">
            <text:p>9,50</text:p>
          </table:table-cell>
          <table:table-cell office:value-type="float" office:value="7.5" calcext:value-type="float">
            <text:p>7,50</text:p>
          </table:table-cell>
          <table:table-cell office:value-type="float" office:value="5.5" calcext:value-type="float">
            <text:p>5,50</text:p>
          </table:table-cell>
          <table:table-cell/>
          <table:table-cell table:formula="of:=COM.MICROSOFT.IFS([.I23]&gt;=8;5;AND([.I23]&gt;=6;[.I23]&lt;8);4;AND([.I23]&lt;6;[.I23]&gt;=4);3;AND([.I23]&gt;=2/[.I23]&lt;4);2;AND([.I23]&gt;=0;[.I23]&lt;2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7102342</text:p>
          </table:table-cell>
          <table:table-cell table:number-columns-repeated="3" office:value-type="float" office:value="10" calcext:value-type="float">
            <text:p>10,00</text:p>
          </table:table-cell>
          <table:table-cell table:number-columns-repeated="2" office:value-type="float" office:value="9.5" calcext:value-type="float">
            <text:p>9,5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/>
          <table:table-cell table:formula="of:=COM.MICROSOFT.IFS([.I24]&gt;=8;5;AND([.I24]&gt;=6;[.I24]&lt;8);4;AND([.I24]&lt;6;[.I24]&gt;=4);3;AND([.I24]&gt;=2/[.I24]&lt;4);2;AND([.I24]&gt;=0;[.I24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7103448</text:p>
          </table:table-cell>
          <table:table-cell table:number-columns-repeated="7" office:value-type="float" office:value="10" calcext:value-type="float">
            <text:p>10,00</text:p>
          </table:table-cell>
          <table:table-cell/>
          <table:table-cell table:formula="of:=COM.MICROSOFT.IFS([.I25]&gt;=8;5;AND([.I25]&gt;=6;[.I25]&lt;8);4;AND([.I25]&lt;6;[.I25]&gt;=4);3;AND([.I25]&gt;=2/[.I25]&lt;4);2;AND([.I25]&gt;=0;[.I25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7103449</text:p>
          </table:table-cell>
          <table:table-cell table:number-columns-repeated="5"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9" calcext:value-type="float">
            <text:p>9,00</text:p>
          </table:table-cell>
          <table:table-cell/>
          <table:table-cell table:formula="of:=COM.MICROSOFT.IFS([.I26]&gt;=8;5;AND([.I26]&gt;=6;[.I26]&lt;8);4;AND([.I26]&lt;6;[.I26]&gt;=4);3;AND([.I26]&gt;=2/[.I26]&lt;4);2;AND([.I26]&gt;=0;[.I26]&lt;2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17150388</text:p>
          </table:table-cell>
          <table:table-cell office:value-type="float" office:value="8" calcext:value-type="float">
            <text:p>8,00</text:p>
          </table:table-cell>
          <table:table-cell office:value-type="float" office:value="6.5" calcext:value-type="float">
            <text:p>6,50</text:p>
          </table:table-cell>
          <table:table-cell office:value-type="float" office:value="3.5" calcext:value-type="float">
            <text:p>3,5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/>
          <table:table-cell table:formula="of:=COM.MICROSOFT.IFS([.I27]&gt;=8;5;AND([.I27]&gt;=6;[.I27]&lt;8);4;AND([.I27]&lt;6;[.I27]&gt;=4);3;AND([.I27]&gt;=2/[.I27]&lt;4);2;AND([.I27]&gt;=0;[.I27]&lt;2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17250244</text:p>
          </table:table-cell>
          <table:table-cell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9.5" calcext:value-type="float">
            <text:p>9,50</text:p>
          </table:table-cell>
          <table:table-cell/>
          <table:table-cell table:formula="of:=COM.MICROSOFT.IFS([.I28]&gt;=8;5;AND([.I28]&gt;=6;[.I28]&lt;8);4;AND([.I28]&lt;6;[.I28]&gt;=4);3;AND([.I28]&gt;=2/[.I28]&lt;4);2;AND([.I28]&gt;=0;[.I28]&lt;2);1)" office:value-type="float" office:value="5" calcext:value-type="float">
            <text:p>5</text:p>
          </table:table-cell>
          <table:table-cell/>
        </table:table-row>
        <calcext:conditional-formats>
          <calcext:conditional-format calcext:target-range-address="Notas.I2:Notas.I28">
            <calcext:condition calcext:apply-style-name="Text" calcext:value="&gt;=6" calcext:base-cell-address="Notas.I2"/>
          </calcext:conditional-format>
          <calcext:conditional-format calcext:target-range-address="Notas.I2:Notas.I28">
            <calcext:condition calcext:apply-style-name="Good" calcext:value="&gt;=6" calcext:base-cell-address="Notas.I2"/>
            <calcext:condition calcext:apply-style-name="Accent" calcext:value="&lt;6" calcext:base-cell-address="Notas.I2"/>
            <calcext:condition calcext:apply-style-name="Bad" calcext:value="&lt;3" calcext:base-cell-address="Nota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Priscila Cardoso Calegari</meta:initial-creator>
    <meta:creation-date>2024-06-14T08:54:29</meta:creation-date>
    <dc:date>2024-06-14T15:47:31.004445712</dc:date>
    <meta:editing-duration>PT18M57S</meta:editing-duration>
    <meta:editing-cycles>3</meta:editing-cycles>
    <meta:document-statistic meta:table-count="1" meta:cell-count="281" meta:object-count="0"/>
  </office:meta>
</office:document-meta>
</file>